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0000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Arial" style:font-name-asian="WenQuanYi Zen Hei" style:font-name-complex="Lohit Hindi"/>
    </style:style>
    <style:style style:name="ce4" style:family="table-cell" style:parent-style-name="Default" style:data-style-name="N100">
      <style:table-cell-properties fo:background-color="#00ff00"/>
    </style:style>
    <style:style style:name="ce5" style:family="table-cell" style:parent-style-name="Default">
      <style:text-properties style:font-name="Arial" fo:font-weight="normal" style:font-name-asian="WenQuanYi Zen Hei" style:font-weight-asian="normal" style:font-name-complex="Lohit Hindi" style:font-weight-complex="normal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number-columns-repeated="6" table:default-cell-style-name="Default"/>
        <table:table-row table:style-name="ro1" table:number-rows-repeated="9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Date:</text:p>
          </table:table-cell>
          <table:table-cell/>
          <table:table-cell table:style-name="ce1" office:value-type="string">
            <text:p>1981-10-09 12:00</text:p>
          </table:table-cell>
          <table:table-cell table:style-name="ce4" office:value-type="string">
            <text:p>1989-10-06 12:00</text:p>
          </table:table-cell>
          <table:table-cell table:style-name="ce1" office:value-type="string">
            <text:p>1997-10-02 12:00</text:p>
          </table:table-cell>
          <table:table-cell table:style-name="ce4" office:value-type="string">
            <text:p>2005-09-30 12:00</text:p>
          </table:table-cell>
          <table:table-cell table:style-name="ce4" office:value-type="string">
            <text:p>2013-09-27 12: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rice Angle:</text:p>
          </table:table-cell>
          <table:table-cell/>
          <table:table-cell office:value-type="float" office:value="3.75">
            <text:p>3.75</text:p>
          </table:table-cell>
          <table:table-cell office:value-type="float" office:value="330">
            <text:p>330</text:p>
          </table:table-cell>
          <table:table-cell office:value-type="float" office:value="202.5">
            <text:p>202.5</text:p>
          </table:table-cell>
          <table:table-cell office:value-type="float" office:value="270">
            <text:p>270</text:p>
          </table:table-cell>
          <table:table-cell office:value-type="float" office:value="183.75">
            <text:p>183.75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G.Moon</text:p>
          </table:table-cell>
          <table:table-cell/>
          <table:table-cell office:value-type="float" office:value="325.787">
            <text:p>325.787</text:p>
          </table:table-cell>
          <table:table-cell office:value-type="float" office:value="268">
            <text:p>268</text:p>
          </table:table-cell>
          <table:table-cell office:value-type="float" office:value="200.52">
            <text:p>200.52</text:p>
          </table:table-cell>
          <table:table-cell office:value-type="float" office:value="157">
            <text:p>157</text:p>
          </table:table-cell>
          <table:table-cell office:value-type="float" office:value="224">
            <text:p>224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iff</text:p>
          </table:table-cell>
          <table:table-cell/>
          <table:table-cell table:style-name="ce2" table:formula="of:=INDIRECT(ADDRESS(ROW()-1;COLUMN())) - [.F$11]" office:value-type="float" office:value="322.037">
            <text:p>322.037</text:p>
          </table:table-cell>
          <table:table-cell table:formula="of:=INDIRECT(ADDRESS(ROW()-1;COLUMN())) - [.G$11]" office:value-type="float" office:value="-62">
            <text:p>-62</text:p>
          </table:table-cell>
          <table:table-cell table:formula="of:=INDIRECT(ADDRESS(ROW()-1;COLUMN())) - [.H$11]" office:value-type="float" office:value="-1.97999999999999">
            <text:p>-1.98</text:p>
          </table:table-cell>
          <table:table-cell table:formula="of:=INDIRECT(ADDRESS(ROW()-1;COLUMN())) - [.I$11]" office:value-type="float" office:value="-113">
            <text:p>-113</text:p>
          </table:table-cell>
          <table:table-cell table:style-name="ce2" table:formula="of:=INDIRECT(ADDRESS(ROW()-1;COLUMN())) - [.J$11]" office:value-type="float" office:value="40.25">
            <text:p>40.25</text:p>
          </table:table-cell>
          <table:table-cell/>
        </table:table-row>
        <table:table-row table:style-name="ro2">
          <table:table-cell table:number-columns-repeated="6"/>
          <table:table-cell table:style-name="ce2" table:formula="of:=INDIRECT(ADDRESS(ROW()-1;COLUMN())) + 360" office:value-type="float" office:value="298">
            <text:p>298</text:p>
          </table:table-cell>
          <table:table-cell table:style-name="ce5" table:formula="of:=INDIRECT(ADDRESS(ROW()-1;COLUMN())) + 360" office:value-type="float" office:value="358.02">
            <text:p>358.02</text:p>
          </table:table-cell>
          <table:table-cell table:style-name="ce5" table:formula="of:=INDIRECT(ADDRESS(ROW()-1;COLUMN())) + 360" office:value-type="float" office:value="247">
            <text:p>247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H.Mercury</text:p>
          </table:table-cell>
          <table:table-cell/>
          <table:table-cell office:value-type="float" office:value="342">
            <text:p>342</text:p>
          </table:table-cell>
          <table:table-cell office:value-type="float" office:value="68.5">
            <text:p>68.5</text:p>
          </table:table-cell>
          <table:table-cell office:value-type="float" office:value="155.57">
            <text:p>155.57</text:p>
          </table:table-cell>
          <table:table-cell office:value-type="float" office:value="219.54">
            <text:p>219.54</text:p>
          </table:table-cell>
          <table:table-cell office:value-type="float" office:value="303.4">
            <text:p>303.4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iff</text:p>
          </table:table-cell>
          <table:table-cell/>
          <table:table-cell table:formula="of:=INDIRECT(ADDRESS(ROW()-1;COLUMN())) - [.F$11]" office:value-type="float" office:value="338.25">
            <text:p>338.25</text:p>
          </table:table-cell>
          <table:table-cell table:formula="of:=INDIRECT(ADDRESS(ROW()-1;COLUMN())) - [.G$11]" office:value-type="float" office:value="-261.5">
            <text:p>-261.5</text:p>
          </table:table-cell>
          <table:table-cell table:formula="of:=INDIRECT(ADDRESS(ROW()-1;COLUMN())) - [.H$11]" office:value-type="float" office:value="-46.93">
            <text:p>-46.93</text:p>
          </table:table-cell>
          <table:table-cell table:formula="of:=INDIRECT(ADDRESS(ROW()-1;COLUMN())) - [.I$11]" office:value-type="float" office:value="-50.46">
            <text:p>-50.46</text:p>
          </table:table-cell>
          <table:table-cell table:formula="of:=INDIRECT(ADDRESS(ROW()-1;COLUMN())) - [.J$11]" office:value-type="float" office:value="119.65">
            <text:p>119.65</text:p>
          </table:table-cell>
          <table:table-cell/>
        </table:table-row>
        <table:table-row table:style-name="ro2">
          <table:table-cell table:number-columns-repeated="6"/>
          <table:table-cell table:style-name="ce3" table:formula="of:=INDIRECT(ADDRESS(ROW()-1;COLUMN())) + 360" office:value-type="float" office:value="98.5">
            <text:p>98.5</text:p>
          </table:table-cell>
          <table:table-cell table:style-name="ce3" table:formula="of:=INDIRECT(ADDRESS(ROW()-1;COLUMN())) + 360" office:value-type="float" office:value="313.07">
            <text:p>313.07</text:p>
          </table:table-cell>
          <table:table-cell table:style-name="ce3" table:formula="of:=INDIRECT(ADDRESS(ROW()-1;COLUMN())) + 360" office:value-type="float" office:value="309.54">
            <text:p>309.54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H.Venus</text:p>
          </table:table-cell>
          <table:table-cell/>
          <table:table-cell office:value-type="float" office:value="314.95">
            <text:p>314.95</text:p>
          </table:table-cell>
          <table:table-cell office:value-type="float" office:value="311.76">
            <text:p>311.76</text:p>
          </table:table-cell>
          <table:table-cell office:value-type="float" office:value="306.95">
            <text:p>306.95</text:p>
          </table:table-cell>
          <table:table-cell office:value-type="float" office:value="305.3">
            <text:p>305.3</text:p>
          </table:table-cell>
          <table:table-cell office:value-type="float" office:value="167.25">
            <text:p>167.25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iff</text:p>
          </table:table-cell>
          <table:table-cell/>
          <table:table-cell table:formula="of:=INDIRECT(ADDRESS(ROW()-1;COLUMN())) - [.F$11]" office:value-type="float" office:value="311.2">
            <text:p>311.2</text:p>
          </table:table-cell>
          <table:table-cell table:formula="of:=INDIRECT(ADDRESS(ROW()-1;COLUMN())) - [.G$11]" office:value-type="float" office:value="-18.24">
            <text:p>-18.24</text:p>
          </table:table-cell>
          <table:table-cell table:formula="of:=INDIRECT(ADDRESS(ROW()-1;COLUMN())) - [.H$11]" office:value-type="float" office:value="104.45">
            <text:p>104.45</text:p>
          </table:table-cell>
          <table:table-cell table:formula="of:=INDIRECT(ADDRESS(ROW()-1;COLUMN())) - [.I$11]" office:value-type="float" office:value="35.3">
            <text:p>35.3</text:p>
          </table:table-cell>
          <table:table-cell table:formula="of:=INDIRECT(ADDRESS(ROW()-1;COLUMN())) - [.J$11]" office:value-type="float" office:value="-16.5">
            <text:p>-16.5</text:p>
          </table:table-cell>
          <table:table-cell/>
        </table:table-row>
        <table:table-row table:style-name="ro2">
          <table:table-cell table:number-columns-repeated="6"/>
          <table:table-cell table:style-name="ce3" table:formula="of:=INDIRECT(ADDRESS(ROW()-1;COLUMN())) + 360" office:value-type="float" office:value="341.76">
            <text:p>341.76</text:p>
          </table:table-cell>
          <table:table-cell table:number-columns-repeated="2"/>
          <table:table-cell table:style-name="ce3" table:formula="of:=INDIRECT(ADDRESS(ROW()-1;COLUMN())) + 360" office:value-type="float" office:value="343.5">
            <text:p>343.5</text:p>
          </table:table-cell>
          <table:table-cell/>
        </table:table-row>
        <table:table-row table:style-name="ro1" table:number-rows-repeated="4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H.Earth</text:p>
          </table:table-cell>
          <table:table-cell/>
          <table:table-cell office:value-type="float" office:value="16.316">
            <text:p>16.316</text:p>
          </table:table-cell>
          <table:table-cell office:value-type="float" office:value="13.424">
            <text:p>13.424</text:p>
          </table:table-cell>
          <table:table-cell office:value-type="float" office:value="9.54">
            <text:p>9.54</text:p>
          </table:table-cell>
          <table:table-cell office:value-type="float" office:value="7.633">
            <text:p>7.633</text:p>
          </table:table-cell>
          <table:table-cell office:value-type="float" office:value="4.52">
            <text:p>4.52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iff</text:p>
          </table:table-cell>
          <table:table-cell/>
          <table:table-cell table:style-name="ce3" table:formula="of:=INDIRECT(ADDRESS(ROW()-1;COLUMN())) - [.F$11]" office:value-type="float" office:value="12.566">
            <text:p>12.566</text:p>
          </table:table-cell>
          <table:table-cell table:style-name="ce3" table:formula="of:=INDIRECT(ADDRESS(ROW()-1;COLUMN())) - [.G$11]" office:value-type="float" office:value="-316.576">
            <text:p>-316.576</text:p>
          </table:table-cell>
          <table:table-cell table:style-name="ce3" table:formula="of:=INDIRECT(ADDRESS(ROW()-1;COLUMN())) - [.H$11]" office:value-type="float" office:value="-192.96">
            <text:p>-192.96</text:p>
          </table:table-cell>
          <table:table-cell table:style-name="ce3" table:formula="of:=INDIRECT(ADDRESS(ROW()-1;COLUMN())) - [.I$11]" office:value-type="float" office:value="-262.367">
            <text:p>-262.367</text:p>
          </table:table-cell>
          <table:table-cell table:style-name="ce3" table:formula="of:=INDIRECT(ADDRESS(ROW()-1;COLUMN())) - [.J$11]" office:value-type="float" office:value="-179.23">
            <text:p>-179.23</text:p>
          </table:table-cell>
          <table:table-cell/>
        </table:table-row>
        <table:table-row table:style-name="ro2">
          <table:table-cell table:number-columns-repeated="6"/>
          <table:table-cell table:style-name="ce3" table:formula="of:=INDIRECT(ADDRESS(ROW()-1;COLUMN())) + 360" office:value-type="float" office:value="43.424">
            <text:p>43.424</text:p>
          </table:table-cell>
          <table:table-cell table:style-name="ce3" table:formula="of:=INDIRECT(ADDRESS(ROW()-1;COLUMN())) + 360" office:value-type="float" office:value="167.04">
            <text:p>167.04</text:p>
          </table:table-cell>
          <table:table-cell table:style-name="ce3" table:formula="of:=INDIRECT(ADDRESS(ROW()-1;COLUMN())) + 360" office:value-type="float" office:value="97.633">
            <text:p>97.633</text:p>
          </table:table-cell>
          <table:table-cell table:style-name="ce3" table:formula="of:=INDIRECT(ADDRESS(ROW()-1;COLUMN())) + 360" office:value-type="float" office:value="180.77">
            <text:p>180.77</text:p>
          </table:table-cell>
          <table:table-cell/>
        </table:table-row>
        <table:table-row table:style-name="ro1" table:number-rows-repeated="4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H.Mars</text:p>
          </table:table-cell>
          <table:table-cell/>
          <table:table-cell office:value-type="float" office:value="113.816">
            <text:p>113.816</text:p>
          </table:table-cell>
          <table:table-cell office:value-type="float" office:value="189.73">
            <text:p>189.73</text:p>
          </table:table-cell>
          <table:table-cell office:value-type="float" office:value="276.37">
            <text:p>276.37</text:p>
          </table:table-cell>
          <table:table-cell office:value-type="float" office:value="23.02">
            <text:p>23.02</text:p>
          </table:table-cell>
          <table:table-cell office:value-type="float" office:value="289.1">
            <text:p>289.1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iff</text:p>
          </table:table-cell>
          <table:table-cell/>
          <table:table-cell table:style-name="ce3" table:formula="of:=INDIRECT(ADDRESS(ROW()-1;COLUMN())) - [.F$11]" office:value-type="float" office:value="110.066">
            <text:p>110.066</text:p>
          </table:table-cell>
          <table:table-cell table:style-name="ce3" table:formula="of:=INDIRECT(ADDRESS(ROW()-1;COLUMN())) - [.G$11]" office:value-type="float" office:value="-140.27">
            <text:p>-140.27</text:p>
          </table:table-cell>
          <table:table-cell table:style-name="ce3" table:formula="of:=INDIRECT(ADDRESS(ROW()-1;COLUMN())) - [.H$11]" office:value-type="float" office:value="73.87">
            <text:p>73.87</text:p>
          </table:table-cell>
          <table:table-cell table:style-name="ce3" table:formula="of:=INDIRECT(ADDRESS(ROW()-1;COLUMN())) - [.I$11]" office:value-type="float" office:value="-246.98">
            <text:p>-246.98</text:p>
          </table:table-cell>
          <table:table-cell table:style-name="ce3" table:formula="of:=INDIRECT(ADDRESS(ROW()-1;COLUMN())) - [.J$11]" office:value-type="float" office:value="105.35">
            <text:p>105.35</text:p>
          </table:table-cell>
          <table:table-cell/>
        </table:table-row>
        <table:table-row table:style-name="ro2">
          <table:table-cell table:number-columns-repeated="6"/>
          <table:table-cell table:style-name="ce3" table:formula="of:=INDIRECT(ADDRESS(ROW()-1;COLUMN())) + 360" office:value-type="float" office:value="219.73">
            <text:p>219.73</text:p>
          </table:table-cell>
          <table:table-cell/>
          <table:table-cell table:style-name="ce3" table:formula="of:=INDIRECT(ADDRESS(ROW()-1;COLUMN())) + 360" office:value-type="float" office:value="113.02">
            <text:p>113.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10-20T08:23:09</meta:creation-date>
    <dc:date>2013-10-21T10:02:10</dc:date>
    <dc:creator>Ryan </dc:creator>
    <meta:editing-duration>P0D</meta:editing-duration>
    <meta:editing-cycles>1</meta:editing-cycles>
    <meta:document-statistic meta:table-count="1" meta:cell-count="86" meta:object-count="0"/>
    <meta:generator>LibreOffice/3.6$Linux_X86_64 LibreOffice_project/360m1$Build-304</meta:generator>
  </office:meta>
</office:document-meta>
</file>